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onydew" svg:font-family="Honydew" style:font-family-generic="modern" style:font-pitch="fixed"/>
    <style:font-face style:name="Giorg Sans" svg:font-family="'Giorg Sans'" style:font-family-generic="roman" style:font-pitch="variable"/>
    <style:font-face style:name="Liberation Serif" svg:font-family="'Liberation Serif'" style:font-family-generic="roman" style:font-pitch="variable"/>
    <style:font-face style:name="Organization Age" svg:font-family="'Organization Ag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Arial"/>
    </style:style>
    <style:style style:name="P2" style:family="paragraph" style:parent-style-name="Standard">
      <style:text-properties style:use-window-font-color="true" style:font-name="Arial" fo:font-size="9pt" style:font-size-asian="9pt" style:font-size-complex="9pt"/>
    </style:style>
    <style:style style:name="P3" style:family="paragraph" style:parent-style-name="Standard">
      <style:paragraph-properties fo:margin-left="1.27cm" fo:margin-right="0cm" fo:text-indent="0cm" style:auto-text-indent="false">
        <style:tab-stops/>
      </style:paragraph-properties>
      <style:text-properties style:use-window-font-color="true" style:font-name="Arial"/>
    </style:style>
    <style:style style:name="P4" style:family="paragraph" style:parent-style-name="Heading_20_1" style:master-page-name="MP0">
      <style:paragraph-properties style:page-number="auto" fo:break-before="page"/>
      <style:text-properties style:use-window-font-color="true" style:font-name="Arial"/>
    </style:style>
    <style:style style:name="P5" style:family="paragraph" style:parent-style-name="Heading_20_2">
      <style:text-properties style:use-window-font-color="true" style:font-name="Arial"/>
    </style:style>
    <style:style style:name="T1" style:family="text">
      <style:text-properties officeooo:rsid="00187166"/>
    </style:style>
    <style:style style:name="T2" style:family="text">
      <style:text-properties style:use-window-font-color="true" style:font-name="Arial"/>
    </style:style>
    <style:style style:name="T3" style:family="text">
      <style:text-properties style:use-window-font-color="true" style:font-name="Arial" officeooo:rsid="00187166"/>
    </style:style>
    <style:style style:name="T4" style:family="text">
      <style:text-properties style:use-window-font-color="true" style:font-name="Arial" fo:font-size="9pt" style:font-size-asian="9pt" style:font-size-complex="9pt"/>
    </style:style>
    <style:style style:name="T5" style:family="text">
      <style:text-properties style:use-window-font-color="true" style:font-name="Arial" fo:font-size="9pt" fo:font-weight="normal" style:font-size-asian="9pt" style:font-weight-asian="normal" style:font-size-complex="9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tarting your own Cryptocurrency on Ethereum</text:h>
      <text:p text:style-name="P1"/>
      <text:p text:style-name="Standard"><text:span text:style-name="T2">The notion of Cryptocurrencies </text:span><text:span text:style-name="Default_20_Paragraph_20_Font"><text:span text:style-name="T2">has</text:span></text:span><text:span text:style-name="T2"> come </text:span><text:span text:style-name="Default_20_Paragraph_20_Font"><text:span text:style-name="T2">a long </text:span></text:span><text:span text:style-name="T2">way from its inception in the Satoshi Nagamoto white-paper. There is currently almost 100 million people using Cryptocurrencies around the </text:span><text:span text:style-name="Default_20_Paragraph_20_Font"><text:span text:style-name="T2">world</text:span></text:span><text:span text:style-name="T2">, and with more </text:span><text:span text:style-name="Default_20_Paragraph_20_Font"><text:span text:style-name="T2">than</text:span></text:span><text:span text:style-name="T2"> 700 different Bitcoin clones out there, the key question then becomes, </text:span><text:span text:style-name="T3">d</text:span><text:span text:style-name="Default_20_Paragraph_20_Font"><text:span text:style-name="T2">o</text:span></text:span><text:span text:style-name="T2"> we need any more cryptocurrency coins? The answer is, yes!</text:span></text:p>
      <text:p text:style-name="Standard"><text:span text:style-name="T2">Most Cryptocurrencies in existence today are mere clones of the original bitcoin idea, some </text:span><text:span text:style-name="Default_20_Paragraph_20_Font"><text:span text:style-name="T2">are</text:span></text:span><text:span text:style-name="T2"> even using the exact same code but with just a different name and on a different blockchain network. This is a very expensive waste of energy just to maintain different networks.</text:span></text:p>
      <text:p text:style-name="Standard"><text:span text:style-name="T2">Instead of having to create entirely new decentralized blockchain networks in which to run yet more Cryptocurrencies, why not just use the existing Ethereum global computer, with infrastructure already setup and all the safety guarantees to go with it. Also you would not need to run your own node in order to make sure that your network keeps running as </text:span><text:span text:style-name="Default_20_Paragraph_20_Font"><text:span text:style-name="T2">it</text:span></text:span><text:span text:style-name="T2"> should, but instead outsource that functionality again to the Ethereum world computer.</text:span></text:p>
      <text:p text:style-name="P1">That was the whole premise for the creation of Ethereum as its creator realized that blockchain technology could be used for far more applications not just Cryptocurrencies, so why not use Ethereum to do this basic functionality for us?</text:p>
      <text:p text:style-name="P1">In Ethereum there is already a standardized form of Cryptocurrencies, and although anyone can create an entirely new way of implementing a Cryptocurrency, if you use the Ethereum standardized method, your new token can instantly become recognizable in existing Ethereum wallet software, which means you will also already have wallet software made for you.</text:p>
      <text:h text:style-name="P5" text:outline-level="2">The <text:span text:style-name="T1">C</text:span>ode</text:h>
      <text:p text:style-name="P1">What you will see below is an Ethereum smart contract written in a language called Solidity. Solidity is the standardized programming language of Ethereum used to create smart contracts. Although you won’t need to fully understand Solidity in order to create your own Cryptocurrency, it is definitely worth learning it at some point in the near future. It would also be worth it to take a little bit of time to see if you can understand what the code is doing.</text:p>
      <text:p text:style-name="P1"/>
      <text:p text:style-name="P2">contract tokenRecipient { function receiveApproval(address _from, uint256 _value, address _token, bytes _extraData); }</text:p>
      <text:p text:style-name="P2"/>
      <text:p text:style-name="Standard"><text:span text:style-name="Default_20_Paragraph_20_Font"><text:span text:style-name="T4">contract </text:span></text:span><text:span text:style-name="Default_20_Paragraph_20_Font"><text:span text:style-name="T5">MyToken</text:span></text:span><text:span text:style-name="Default_20_Paragraph_20_Font"><text:span text:style-name="T4"> {</text:span></text:span></text:p>
      <text:p text:style-name="P2"><text:s text:c="4"/>/* Public variables of the token */</text:p>
      <text:p text:style-name="P2"><text:s text:c="4"/>string public standard = 'Token 0.1';</text:p>
      <text:p text:style-name="P2"><text:s text:c="4"/>string public name;</text:p>
      <text:p text:style-name="P2"><text:s text:c="4"/>string public symbol;</text:p>
      <text:p text:style-name="P2"><text:s text:c="4"/>uint8 public decimals;</text:p>
      <text:p text:style-name="P2"><text:s text:c="4"/>uint256 public totalSupply;</text:p>
      <text:p text:style-name="P2"/>
      <text:p text:style-name="P2"><text:s text:c="4"/>/* This creates an array with all balances */</text:p>
      <text:p text:style-name="P2"><text:s text:c="4"/>mapping (address =&gt; uint256) public balanceOf;</text:p>
      <text:p text:style-name="P2"><text:s text:c="4"/>mapping (address =&gt; mapping (address =&gt; uint256)) public allowance;</text:p>
      <text:p text:style-name="P2"/>
      <text:p text:style-name="P2"><text:s text:c="4"/>/* This generates a public event on the blockchain that will notify clients */</text:p>
      <text:p text:style-name="P2"><text:s text:c="4"/>event Transfer(address indexed from, address indexed to, uint256 value);</text:p>
      <text:p text:style-name="P2"/>
      <text:p text:style-name="P2"><text:s text:c="4"/>/* Initializes contract with initial supply tokens to the creator of the contract */</text:p>
      <text:p text:style-name="Standard"><text:span text:style-name="Default_20_Paragraph_20_Font"><text:span text:style-name="T4"><text:s text:c="4"/>function </text:span></text:span><text:span text:style-name="Default_20_Paragraph_20_Font"><text:span text:style-name="T5">MyToken</text:span></text:span><text:span text:style-name="Default_20_Paragraph_20_Font"><text:span text:style-name="T4">(</text:span></text:span></text:p>
      <text:p text:style-name="P2"><text:soft-page-break/><text:s text:c="8"/>uint256 initialSupply,</text:p>
      <text:p text:style-name="P2"><text:s text:c="8"/>string tokenName,</text:p>
      <text:p text:style-name="P2"><text:s text:c="8"/>uint8 decimalUnits,</text:p>
      <text:p text:style-name="P2"><text:s text:c="8"/>string tokenSymbol</text:p>
      <text:p text:style-name="P2"><text:s text:c="8"/>) {</text:p>
      <text:p text:style-name="P2"><text:s text:c="8"/>balanceOf[msg.sender] = initialSupply; <text:s text:c="13"/>// Give the creator all initial tokens</text:p>
      <text:p text:style-name="P2"><text:s text:c="8"/>totalSupply = initialSupply; <text:s text:c="23"/>// Update total supply</text:p>
      <text:p text:style-name="P2"><text:s text:c="8"/>name = tokenName; <text:s text:c="34"/>// Set the name for display purposes</text:p>
      <text:p text:style-name="P2"><text:s text:c="8"/>symbol = tokenSymbol; <text:s text:c="30"/>// Set the symbol for display purposes</text:p>
      <text:p text:style-name="P2"><text:s text:c="8"/>decimals = decimalUnits; <text:s text:c="27"/>// Amount of decimals for display purposes</text:p>
      <text:p text:style-name="P2"><text:s text:c="8"/>msg.sender.send(msg.value); <text:s text:c="24"/>// Send back any ether sent accidentally</text:p>
      <text:p text:style-name="P2"><text:s text:c="4"/>}</text:p>
      <text:p text:style-name="P2"/>
      <text:p text:style-name="P2"><text:s text:c="4"/>/* Send coins */</text:p>
      <text:p text:style-name="P2"><text:s text:c="4"/>function transfer(address _to, uint256 _value) {</text:p>
      <text:p text:style-name="P2"><text:s text:c="8"/>if (balanceOf[msg.sender] &lt; _value) throw; <text:s text:c="10"/>// Check if the sender has enough</text:p>
      <text:p text:style-name="P2"><text:s text:c="8"/>if (balanceOf[_to] + _value &lt; balanceOf[_to]) throw; // Check for overflows</text:p>
      <text:p text:style-name="P2"><text:s text:c="8"/>balanceOf[msg.sender] -= _value; <text:s text:c="20"/>// Subtract from the sender</text:p>
      <text:p text:style-name="P2"><text:s text:c="8"/>balanceOf[_to] += _value; <text:s text:c="27"/>// Add the same to the recipient</text:p>
      <text:p text:style-name="P2"><text:s text:c="8"/>Transfer(msg.sender, _to, _value); <text:s text:c="18"/>// Notify anyone listening that this transfer took place</text:p>
      <text:p text:style-name="P2"><text:s text:c="4"/>}</text:p>
      <text:p text:style-name="P2"/>
      <text:p text:style-name="P2"><text:s text:c="4"/>/* Allow another contract to spend some tokens in your behalf */</text:p>
      <text:p text:style-name="P2"><text:s text:c="4"/>function approveAndCall(address _spender, uint256 _value, bytes _extraData)</text:p>
      <text:p text:style-name="P2"><text:s text:c="8"/>returns (bool success) {</text:p>
      <text:p text:style-name="P2"><text:s text:c="8"/>allowance[msg.sender][_spender] = _value;</text:p>
      <text:p text:style-name="P2"><text:s text:c="8"/>tokenRecipient spender = tokenRecipient(_spender);</text:p>
      <text:p text:style-name="P2"><text:s text:c="8"/>spender.receiveApproval(msg.sender, _value, this, _extraData);</text:p>
      <text:p text:style-name="P2"><text:s text:c="8"/>return true;</text:p>
      <text:p text:style-name="P2"><text:s text:c="4"/>}</text:p>
      <text:p text:style-name="P2"/>
      <text:p text:style-name="P2"><text:s text:c="4"/>/* A contract attempts to get the coins */</text:p>
      <text:p text:style-name="P2"><text:s text:c="4"/>function transferFrom(address _from, address _to, uint256 _value) returns (bool success) {</text:p>
      <text:p text:style-name="P2"><text:s text:c="8"/>if (balanceOf[_from] &lt; _value) throw; <text:s text:c="16"/>// Check if the sender has enough</text:p>
      <text:p text:style-name="P2"><text:s text:c="8"/>if (balanceOf[_to] + _value &lt; balanceOf[_to]) throw; <text:s/>// Check for overflows</text:p>
      <text:p text:style-name="P2"><text:s text:c="8"/>if (_value &gt; allowance[_from][msg.sender]) throw; <text:s text:c="2"/>// Check allowance</text:p>
      <text:p text:style-name="P2"><text:s text:c="8"/>balanceOf[_from] -= _value; <text:s text:c="25"/>// Subtract from the sender</text:p>
      <text:p text:style-name="P2"><text:s text:c="8"/>balanceOf[_to] += _value; <text:s text:c="27"/>// Add the same to the recipient</text:p>
      <text:p text:style-name="P2"><text:s text:c="8"/>allowance[_from][msg.sender] -= _value;</text:p>
      <text:p text:style-name="P2"><text:s text:c="8"/>Transfer(_from, _to, _value);</text:p>
      <text:p text:style-name="P2"><text:s text:c="8"/>return true;</text:p>
      <text:p text:style-name="P2"><text:s text:c="4"/>}</text:p>
      <text:p text:style-name="P2"/>
      <text:p text:style-name="P2"><text:s text:c="4"/>/* This unnamed function is called whenever someone tries to send ether to it */</text:p>
      <text:p text:style-name="P2"><text:s text:c="4"/>function () {</text:p>
      <text:p text:style-name="P2"><text:s text:c="8"/>throw; <text:s text:c="4"/>// Prevents accidental sending of ether</text:p>
      <text:p text:style-name="P2"><text:s text:c="4"/>}</text:p>
      <text:p text:style-name="P2">}</text:p>
      <text:p text:style-name="P2"/>
      <text:h text:style-name="P5" text:outline-level="2"><text:soft-page-break/>How <text:span text:style-name="T1">T</text:span>o <text:span text:style-name="T1">D</text:span>eploy <text:span text:style-name="T1">Your Token</text:span></text:h>
      <text:p text:style-name="P1">Open the Ethereum Wallet, go to the contracts tab and then click "deploy new contract".</text:p>
      <text:p text:style-name="P1">Paste the source code from above into the "Solidity source field".</text:p>
      <text:p text:style-name="P1">You should now see a "pick a contract" drop down on the right and select the "MyToken" contract. On the right column you'll see all the parameters you need to personalize your own token. In this tutorial you should use these parameters:</text:p>
      <text:p text:style-name="P3">10,000,000 as the supply</text:p>
      <text:p text:style-name="P3">Any name you want</text:p>
      <text:p text:style-name="P3">"%" for a symbol</text:p>
      <text:p text:style-name="P3">2 decimal places</text:p>
      <text:p text:style-name="P1">Your app should be looking like this:</text:p>
      <text:p text:style-name="P1">Scroll to the end of the page and you'll see an estimate of the computation cost of that contract and you can select a fee on how much ether you are willing to pay for it. Any excess ether you don't spend will be returned to you so you can leave the default settings if you wish. Press "deploy", type your account password and wait a few seconds for your transaction to be picked up.</text:p>
      <text:p text:style-name="P1">You'll be redirected to the front page where you can see your transaction waiting for confirmations and after about a minute you should see that your account will show that you have all the tokens that you have just created. <text:s/>To send some to a few friends: select "send", and then choose the currency you want to send, paste your friend's address on the "to" field and press "send".</text:p>
      <text:p text:style-name="P1">If you send it to a friend, they will not see anything in their wallet though. This is because the wallet only tracks tokens it knows about, and they will have to add these manually. Go to the "Contracts" tab and you should see a link for your newly created token. Click on it to go to its page. Since this is a very simple contract page there isn't much to do here, just click "copy address" and send that Ethereum address to your friend.</text:p>
      <text:p text:style-name="P1">For your friend to add a token to watch, they must go to the contracts page and then click "Watch Token". A pop-up will appear and they need to put in that contract address. The token name, symbol and decimal number should be automatically filled but if it's not they can put anything you want (it will only affect how it displays on their wallet). They will automatically be shown the balance they have of your new token and they will also be able to send it to anyone else.</text:p>
      <text:p text:style-name="P1"/>
      <text:p text:style-name="P1">That’s all you have to do to have created your own cryptocurrency.</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onydew" svg:font-family="Honydew" style:font-family-generic="modern" style:font-pitch="fixed"/>
    <style:font-face style:name="Giorg Sans" svg:font-family="'Giorg Sans'" style:font-family-generic="roman" style:font-pitch="variable"/>
    <style:font-face style:name="Liberation Serif" svg:font-family="'Liberation Serif'" style:font-family-generic="roman" style:font-pitch="variable"/>
    <style:font-face style:name="Organization Age" svg:font-family="'Organization Ag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76cm" loext:contextual-spacing="false" fo:orphans="2" fo:widows="2" fo:hyphenation-ladder-count="no-limit"/>
      <style:text-properties style:font-name="Giorg Sans" fo:font-family="'Giorg Sans'" style:font-family-generic="roman"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keep-together="always" fo:hyphenation-ladder-count="no-limit" fo:keep-with-next="always"/>
      <style:text-properties fo:font-size="37pt" style:font-name-asian="Times New Roman" style:font-family-asian="'Times New Roman'" style:font-family-generic-asian="roman" style:font-pitch-asian="variable" style:font-size-asian="37pt" style:font-size-complex="16pt" fo:hyphenate="false"/>
    </style:style>
    <style:style style:name="Heading_20_2" style:display-name="Heading 2" style:family="paragraph" style:parent-style-name="Standard" style:next-style-name="Standard" style:default-outline-level="2" style:class="text">
      <style:paragraph-properties fo:margin-top="0.176cm" fo:margin-bottom="0cm" loext:contextual-spacing="false" fo:keep-together="always" fo:hyphenation-ladder-count="no-limit" fo:padding-left="0cm" fo:padding-right="0cm" fo:padding-top="0.035cm" fo:padding-bottom="0cm" fo:border-left="none" fo:border-right="none" fo:border-top="0.99pt solid #808080" fo:border-bottom="none" style:shadow="none" fo:keep-with-next="always"/>
      <style:text-properties fo:color="#404040" fo:font-size="29pt" style:font-name-asian="Times New Roman" style:font-family-asian="'Times New Roman'" style:font-family-generic-asian="roman" style:font-pitch-asian="variable" style:font-size-asian="29pt" style:font-size-complex="13pt" fo:hyphenate="false"/>
    </style:style>
    <style:style style:name="Heading_20_3" style:display-name="Heading 3" style:family="paragraph" style:parent-style-name="Standard" style:next-style-name="Standard" style:default-outline-level="3" style:class="text">
      <style:paragraph-properties fo:margin-top="0.176cm" fo:margin-bottom="0cm" loext:contextual-spacing="false" fo:keep-together="always" fo:hyphenation-ladder-count="no-limit" fo:keep-with-next="always"/>
      <style:text-properties fo:color="#595959" fo:font-size="23pt" style:font-name-asian="Times New Roman" style:font-family-asian="'Times New Roman'" style:font-family-generic-asian="roman" style:font-pitch-asian="variable" style:font-size-asian="23pt" style:font-size-complex="12pt" fo:hyphenate="false"/>
    </style:style>
    <style:style style:name="Heading_20_4" style:display-name="Heading 4" style:family="paragraph" style:parent-style-name="Standard" style:next-style-name="Standard" style:default-outline-level="4" style:class="text">
      <style:paragraph-properties fo:margin-top="0.176cm" fo:margin-bottom="0cm" loext:contextual-spacing="false" fo:keep-together="always" fo:hyphenation-ladder-count="no-limit" fo:keep-with-next="always"/>
      <style:text-properties fo:color="#808080" fo:font-size="17pt" style:font-name-asian="Times New Roman" style:font-family-asian="'Times New Roman'" style:font-family-generic-asian="roman" style:font-pitch-asian="variable" style:font-size-asian="17pt" style:font-style-complex="italic" fo:hyphenate="false"/>
    </style:style>
    <style:style style:name="Heading_20_5" style:display-name="Heading 5" style:family="paragraph" style:parent-style-name="Standard" style:next-style-name="Standard" style:default-outline-level="5" style:class="text">
      <style:paragraph-properties fo:margin-top="0.176cm" fo:margin-bottom="0cm" loext:contextual-spacing="false" fo:keep-together="always" fo:hyphenation-ladder-count="no-limit" fo:keep-with-next="always"/>
      <style:text-properties fo:color="#a6a6a6" fo:font-size="13pt" style:font-name-asian="Times New Roman" style:font-family-asian="'Times New Roman'" style:font-family-generic-asian="roman" style:font-pitch-asian="variable" style:font-size-asian="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Footer" style:family="paragraph" style:parent-style-name="Standard" style:class="extra">
      <style:paragraph-properties fo:margin-top="0cm" fo:margin-bottom="0.109cm" loext:contextual-spacing="false" fo:hyphenation-ladder-count="no-limit">
        <style:tab-stops>
          <style:tab-stop style:position="7.62cm" style:type="center"/>
          <style:tab-stop style:position="15.24cm" style:type="right"/>
        </style:tab-stops>
      </style:paragraph-properties>
      <style:text-properties fo:color="#000000" fo:font-size="12pt" style:font-name-asian="Times New Roman" style:font-family-asian="'Times New Roman'" style:font-family-generic-asian="roman" style:font-pitch-asian="variable" style:font-size-asian="12pt" style:font-size-complex="12pt" fo:hyphenate="false"/>
    </style:style>
    <style:style style:name="Table_20_Contents" style:display-name="Table Contents" style:family="paragraph" style:parent-style-name="Standard" style:class="extra">
      <style:paragraph-properties fo:margin-top="0cm" fo:margin-bottom="0.109cm" loext:contextual-spacing="false" fo:hyphenation-ladder-count="no-limit" text:number-lines="false" text:line-number="0"/>
      <style:text-properties fo:color="#000000" fo:font-size="12pt" style:font-name-asian="Times New Roman" style:font-family-asian="'Times New Roman'" style:font-family-generic-asian="roman" style:font-pitch-asian="variable" style:font-size-asian="12pt" style:font-size-complex="12pt" fo:hyphenate="false"/>
    </style:style>
    <style:style style:name="Balloon_20_Text" style:display-name="Balloon Text" style:family="paragraph" style:parent-style-name="Standard">
      <style:paragraph-properties fo:margin-top="0cm" fo:margin-bottom="0cm" loext:contextual-spacing="false"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ead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Heading_20_1_20_Char" style:display-name="Heading 1 Char" style:family="text">
      <style:text-properties style:font-name="Giorg Sans" fo:font-family="'Giorg Sans'" style:font-family-generic="roman" style:font-pitch="variable" fo:font-size="37pt" style:font-name-asian="Times New Roman" style:font-family-asian="'Times New Roman'" style:font-family-generic-asian="roman" style:font-pitch-asian="variable" style:font-size-asian="37pt" style:font-name-complex="Times New Roman" style:font-family-complex="'Times New Roman'" style:font-family-generic-complex="roman" style:font-pitch-complex="variable" style:font-size-complex="16pt"/>
    </style:style>
    <style:style style:name="Heading_20_2_20_Char" style:display-name="Heading 2 Char" style:family="text">
      <style:text-properties fo:color="#404040" style:font-name="Giorg Sans" fo:font-family="'Giorg Sans'" style:font-family-generic="roman" style:font-pitch="variable" fo:font-size="29pt" style:font-name-asian="Times New Roman" style:font-family-asian="'Times New Roman'" style:font-family-generic-asian="roman" style:font-pitch-asian="variable" style:font-size-asian="29pt" style:font-name-complex="Giorg Sans" style:font-family-complex="'Giorg Sans'" style:font-family-generic-complex="roman" style:font-pitch-complex="variable" style:font-size-complex="13pt"/>
    </style:style>
    <style:style style:name="Heading_20_3_20_Char" style:display-name="Heading 3 Char" style:family="text">
      <style:text-properties fo:color="#595959" style:font-name="Giorg Sans" fo:font-family="'Giorg Sans'" style:font-family-generic="roman" style:font-pitch="variable" fo:font-size="23pt" style:font-name-asian="Times New Roman" style:font-family-asian="'Times New Roman'" style:font-family-generic-asian="roman" style:font-pitch-asian="variable" style:font-size-asian="23pt" style:font-name-complex="Times New Roman" style:font-family-complex="'Times New Roman'" style:font-family-generic-complex="roman" style:font-pitch-complex="variable" style:font-size-complex="12pt"/>
    </style:style>
    <style:style style:name="Heading_20_4_20_Char" style:display-name="Heading 4 Char" style:family="text">
      <style:text-properties fo:color="#808080" style:font-name="Giorg Sans" fo:font-family="'Giorg Sans'" style:font-family-generic="roman" style:font-pitch="variable" fo:font-size="17pt" style:font-name-asian="Times New Roman" style:font-family-asian="'Times New Roman'" style:font-family-generic-asian="roman" style:font-pitch-asian="variable" style:font-size-asian="17pt" style:font-name-complex="Times New Roman" style:font-family-complex="'Times New Roman'" style:font-family-generic-complex="roman" style:font-pitch-complex="variable" style:font-style-complex="italic"/>
    </style:style>
    <style:style style:name="Heading_20_5_20_Char" style:display-name="Heading 5 Char" style:family="text">
      <style:text-properties fo:color="#a6a6a6" style:font-name="Giorg Sans" fo:font-family="'Giorg Sans'"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style>
    <style:style style:name="Footer_20_Char" style:display-name="Footer Char" style:family="text">
      <style:text-properties fo:color="#000000" style:font-name="Giorg Sans" fo:font-family="'Giorg Sans'" style:font-family-generic="roman" style:font-pitch="variable" fo:font-size="12pt"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eader_20_Char" style:display-name="Header Char" style:family="text" style:parent-style-name="Default_20_Paragraph_20_Font">
      <style:text-properties style:font-name="Giorg Sans" fo:font-family="'Giorg Sans'" style:font-family-generic="roman" style:font-pitch="variable" fo:font-size="11pt" style:font-name-asian="Giorg Sans" style:font-family-asian="'Giorg Sans'" style:font-family-generic-asian="roman" style:font-pitch-asian="variable" style:font-size-asian="11pt" style:font-name-complex="Giorg Sans" style:font-family-complex="'Giorg Sans'" style:font-family-generic-complex="roman" style:font-pitch-complex="variable" style:font-size-complex="11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26pt solid #dddddd" fo:padding-top="1.261cm" fo:padding-bottom="0.192cm" fo:padding-left="1.293cm" fo:padding-right="1.293cm" style:shadow="none"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Windows_x86 LibreOffice_project/f99d75f39f1c57ebdd7ffc5f42867c12031db97a</meta:generator>
    <meta:initial-creator>Ryan Venter</meta:initial-creator>
    <dc:creator>Ryan Venter</dc:creator>
    <meta:creation-date>2016-08-15T21:50:00Z</meta:creation-date>
    <dc:date>2016-08-17T13:13:34.550000000</dc:date>
    <meta:editing-cycles>13</meta:editing-cycles>
    <meta:editing-duration>PT47M53S</meta:editing-duration>
    <meta:document-statistic meta:table-count="0" meta:image-count="0" meta:object-count="0" meta:page-count="3" meta:paragraph-count="81" meta:word-count="1158" meta:character-count="7676" meta:non-whitespace-character-count="59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Writer%20b.ott"/>
  </office:meta>
</office:document-meta>
</file>